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ccf4c6" draw:textarea-horizontal-align="justify" draw:textarea-vertical-align="middle" draw:auto-grow-height="false" fo:min-height="13.58cm" fo:min-width="2.93cm"/>
    </style:style>
    <style:style style:name="gr2" style:family="graphic" style:parent-style-name="standard">
      <style:graphic-properties svg:stroke-color="#000000" draw:fill="solid" draw:fill-color="#106802" draw:textarea-horizontal-align="justify" draw:textarea-vertical-align="middle" draw:auto-grow-height="false" fo:min-height="1.518cm" fo:min-width="1.268cm"/>
    </style:style>
    <style:style style:name="gr3" style:family="graphic" style:parent-style-name="standard">
      <style:graphic-properties svg:stroke-color="#000000" draw:fill="solid" draw:fill-color="#ffffd8" draw:textarea-horizontal-align="justify" draw:textarea-vertical-align="middle" draw:auto-grow-height="false" fo:min-height="0.458cm" fo:min-width="0.208cm"/>
    </style:style>
    <style:style style:name="gr4" style:family="graphic" style:parent-style-name="standard">
      <style:graphic-properties draw:stroke="none" svg:stroke-color="#000000" draw:fill="solid" draw:fill-color="#ffffd8" draw:textarea-horizontal-align="justify" draw:textarea-vertical-align="middle" draw:auto-grow-height="false" fo:min-height="2.438cm" fo:min-width="2.188cm"/>
    </style:style>
    <style:style style:name="gr5" style:family="graphic" style:parent-style-name="standard">
      <style:graphic-properties svg:stroke-color="#000000" draw:fill="solid" draw:fill-color="#f5cd53" draw:textarea-horizontal-align="justify" draw:textarea-vertical-align="middle" draw:auto-grow-height="false" fo:min-height="2.083cm" fo:min-width="2.879cm"/>
    </style:style>
    <style:style style:name="gr6" style:family="graphic" style:parent-style-name="standard">
      <style:graphic-properties svg:stroke-color="#000000" draw:fill="solid" draw:fill-color="#f5cd53" draw:textarea-horizontal-align="justify" draw:textarea-vertical-align="middle" draw:auto-grow-height="false" fo:min-height="0.958cm" fo:min-width="1.994cm"/>
    </style:style>
    <style:style style:name="gr7" style:family="graphic" style:parent-style-name="standard">
      <style:graphic-properties svg:stroke-color="#000000" draw:fill="solid" draw:fill-color="#f5cd53" draw:textarea-horizontal-align="justify" draw:textarea-vertical-align="middle" draw:auto-grow-height="false" fo:min-height="1.513cm" fo:min-width="3.701cm"/>
    </style:style>
    <style:style style:name="gr8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1.229cm" fo:min-width="2.901cm"/>
    </style:style>
    <style:style style:name="gr9" style:family="graphic" style:parent-style-name="standard">
      <style:graphic-properties svg:stroke-width="0.1cm" svg:stroke-color="#ff0000" draw:marker-start-width="0.5cm" draw:marker-end="Arrow_20_concave" draw:marker-end-width="0.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0000" draw:marker-start-width="0.5cm" draw:marker-end="Arrow_20_concave" draw:marker-end-width="0.4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Dashed_20__28_var_29_" svg:stroke-width="0.1cm" svg:stroke-color="#000000" draw:marker-start-width="0.5cm" draw:marker-end="Rounded_20_short_20_Arrow" draw:marker-end-width="0.4cm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stroke="dash" draw:stroke-dash="Dashed_20__28_var_29_" svg:stroke-width="0.1cm" svg:stroke-color="#000000" draw:marker-start-width="0.5cm" draw:marker-end="Rounded_20_short_20_Arrow" draw:marker-end-width="0.4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color="#000000" draw:fill="solid" draw:fill-color="#ffffd8" draw:textarea-horizontal-align="justify" draw:textarea-vertical-align="middle" draw:auto-grow-height="false" fo:min-height="0.6cm" fo:min-width="0.35cm"/>
    </style:style>
    <style:style style:name="P1" style:family="paragraph">
      <loext:graphic-properties draw:fill="solid" draw:fill-color="#ccf4c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106802"/>
      <style:paragraph-properties fo:text-align="center"/>
      <style:text-properties fo:color="#ffffff"/>
    </style:style>
    <style:style style:name="P4" style:family="paragraph">
      <loext:graphic-properties draw:fill="solid" draw:fill-color="#ffffd8"/>
      <style:paragraph-properties fo:text-align="center"/>
    </style:style>
    <style:style style:name="P5" style:family="paragraph">
      <loext:graphic-properties draw:fill="solid" draw:fill-color="#f5cd53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f5cd53"/>
      <style:paragraph-properties fo:text-align="center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 draw:fill-color="#ffffd8"/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4pt" style:font-size-asian="18pt" style:font-size-complex="18pt"/>
    </style:style>
    <style:style style:name="P12" style:family="paragraph">
      <loext:graphic-properties draw:fill="solid" draw:fill-color="#ffffd8"/>
      <style:paragraph-properties fo:text-align="center"/>
      <style:text-properties fo:font-size="14pt" style:font-size-asian="18pt" style:font-size-complex="18pt"/>
    </style:style>
    <style:style style:name="T1" style:family="text">
      <style:text-properties fo:color="#ffffff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14.2cm" svg:x="6.2cm" svg:y="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2.5cm" svg:height="2.5cm" svg:x="6.8cm" svg:y="12.7cm">
          <text:p text:style-name="P2"><text:span text:style-name="T1">UM_N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2.5cm" svg:height="2.5cm" svg:x="6.8cm" svg:y="15.8cm">
          <text:p text:style-name="P2"><text:span text:style-name="T1">UM_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cm" svg:height="1cm" svg:x="8.6cm" svg:y="14.4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cm" svg:height="1cm" svg:x="8.501cm" svg:y="17.601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3.8cm" svg:height="3.8cm" svg:x="13.3cm" svg:y="10.2cm">
          <text:p text:style-name="P2">XI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2" draw:id="id12" draw:layer="layout" svg:width="4.2cm" svg:height="2.9cm" svg:x="13.1cm" svg:y="5.4cm">
          <text:p text:style-name="P2"><text:span text:style-name="T2">XML</text:span></text:p>
          <text:p text:style-name="P2"><text:span text:style-name="T2">XIOS Config:</text:span></text:p>
          <text:p text:style-name="P2"><text:span text:style-name="T2">output &amp;</text:span></text:p>
          <text:p text:style-name="P2"><text:span text:style-name="T2">reduction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5" xml:id="id7" draw:id="id7" draw:layer="layout" svg:width="3.1cm" svg:height="1.5cm" svg:x="2.2cm" svg:y="6.1cm">
          <text:p text:style-name="P2"><text:span text:style-name="T2">Namelist</text:span></text:p>
          <text:p text:style-name="P2"><text:span text:style-name="T2">Config-1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5" xml:id="id8" draw:id="id8" draw:layer="layout" svg:width="3.1cm" svg:height="1.5cm" svg:x="2.3cm" svg:y="13.2cm">
          <text:p text:style-name="P2"><text:span text:style-name="T2">Namelist</text:span></text:p>
          <text:p text:style-name="P2"><text:span text:style-name="T2">config_N-1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5" xml:id="id9" draw:id="id9" draw:layer="layout" svg:width="3.1cm" svg:height="1.5cm" svg:x="2.301cm" svg:y="16.301cm">
          <text:p text:style-name="P2"><text:span text:style-name="T2">Namelist</text:span></text:p>
          <text:p text:style-name="P2"><text:span text:style-name="T2">config_N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6" xml:id="id6" draw:id="id6" draw:layer="layout" svg:width="4.2cm" svg:height="2.2cm" svg:x="6.1cm" svg:y="2.1cm">
          <text:p text:style-name="P2">Rose</text:p>
          <text:p text:style-name="P2">GUI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8" draw:text-style-name="P7" xml:id="id5" draw:id="id5" draw:layer="layout" svg:width="3.4cm" svg:height="2.8cm" svg:x="18.2cm" svg:y="10.7cm">
          <text:p text:style-name="P2">Disk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2" draw:layer="layout" svg:x1="9.356cm" svg:y1="8.356cm" svg:x2="13.856cm" svg:y2="10.756cm" draw:start-shape="id1" draw:start-glue-point="9" draw:end-shape="id2" draw:end-glue-point="5" svg:d="M9356 8356h2046v2400h2454" svg:viewBox="0 0 4501 2401">
          <text:p/>
        </draw:connector>
        <draw:connector draw:style-name="gr10" draw:text-style-name="P2" draw:layer="layout" svg:x1="9.454cm" svg:y1="15.254cm" svg:x2="13.856cm" svg:y2="13.444cm" draw:start-shape="id3" draw:start-glue-point="9" draw:end-shape="id2" draw:end-glue-point="7" svg:d="M9454 15254h1997v-1810h2405" svg:viewBox="0 0 4403 1811">
          <text:p/>
        </draw:connector>
        <draw:connector draw:style-name="gr9" draw:text-style-name="P2" draw:layer="layout" svg:x1="9.355cm" svg:y1="18.455cm" svg:x2="13.856cm" svg:y2="13.444cm" draw:start-shape="id4" draw:start-glue-point="9" draw:end-shape="id2" draw:end-glue-point="7" svg:d="M9355 18455h2047v-5011h2454" svg:viewBox="0 0 4502 5012">
          <text:p/>
        </draw:connector>
        <draw:connector draw:style-name="gr9" draw:text-style-name="P2" draw:layer="layout" svg:x1="17.1cm" svg:y1="12.1cm" svg:x2="18.2cm" svg:y2="12.1cm" draw:start-shape="id2" draw:start-glue-point="10" draw:end-shape="id5" svg:d="M17100 12100h1100" svg:viewBox="0 0 1101 1">
          <text:p/>
        </draw:connector>
        <draw:connector draw:style-name="gr11" draw:text-style-name="P2" draw:layer="layout" draw:line-skew="-0.399cm" svg:x1="6.1cm" svg:y1="3.2cm" svg:x2="2.2cm" svg:y2="6.85cm" draw:start-shape="id6" draw:start-glue-point="5" draw:end-shape="id7" draw:end-glue-point="3" svg:d="M6100 3200h-4800v3650h900" svg:viewBox="0 0 4801 3651">
          <text:p/>
        </draw:connector>
        <draw:connector draw:style-name="gr11" draw:text-style-name="P2" draw:layer="layout" draw:line-skew="-0.499cm" svg:x1="6.1cm" svg:y1="3.2cm" svg:x2="2.3cm" svg:y2="13.95cm" draw:start-shape="id6" draw:start-glue-point="5" draw:end-shape="id8" draw:end-glue-point="3" svg:d="M6100 3200h-4800v10750h1000" svg:viewBox="0 0 4801 10751">
          <text:p/>
        </draw:connector>
        <draw:connector draw:style-name="gr11" draw:text-style-name="P2" draw:layer="layout" draw:line-skew="-0.5cm" svg:x1="6.1cm" svg:y1="3.2cm" svg:x2="2.301cm" svg:y2="17.051cm" draw:start-shape="id6" draw:start-glue-point="5" draw:end-shape="id9" draw:end-glue-point="3" svg:d="M6100 3200h-4800v13851h1001" svg:viewBox="0 0 4801 13852">
          <text:p/>
        </draw:connector>
        <draw:connector draw:style-name="gr11" draw:text-style-name="P2" draw:layer="layout" svg:x1="5.3cm" svg:y1="6.85cm" svg:x2="7cm" svg:y2="6.85cm" draw:start-shape="id7" draw:start-glue-point="1" svg:d="M5300 6850h1700" svg:viewBox="0 0 1701 1">
          <text:p/>
        </draw:connector>
        <draw:connector draw:style-name="gr11" draw:text-style-name="P2" draw:layer="layout" svg:x1="5.4cm" svg:y1="13.95cm" svg:x2="6.8cm" svg:y2="13.95cm" draw:start-shape="id8" draw:start-glue-point="1" draw:end-shape="id10" draw:end-glue-point="6" svg:d="M5400 13950h1400" svg:viewBox="0 0 1401 1">
          <text:p/>
        </draw:connector>
        <draw:connector draw:style-name="gr11" draw:text-style-name="P2" draw:layer="layout" svg:x1="5.401cm" svg:y1="17.051cm" svg:x2="6.8cm" svg:y2="17.05cm" draw:start-shape="id9" draw:start-glue-point="1" draw:end-shape="id11" draw:end-glue-point="6" svg:d="M5401 17051h700v-1h699" svg:viewBox="0 0 1400 2">
          <text:p/>
        </draw:connector>
        <draw:connector draw:style-name="gr11" draw:text-style-name="P2" draw:layer="layout" svg:x1="10.3cm" svg:y1="3.2cm" svg:x2="15.2cm" svg:y2="5.4cm" draw:start-shape="id6" draw:start-glue-point="7" draw:end-shape="id12" draw:end-glue-point="0" svg:d="M10300 3200h4900v2200" svg:viewBox="0 0 4901 2201">
          <text:p/>
        </draw:connector>
        <draw:connector draw:style-name="gr11" draw:text-style-name="P2" draw:layer="layout" svg:x1="15.2cm" svg:y1="8.3cm" svg:x2="15.2cm" svg:y2="10.2cm" draw:start-shape="id12" draw:start-glue-point="2" draw:end-shape="id2" draw:end-glue-point="4" svg:d="M15200 8300v1900" svg:viewBox="0 0 1 1901">
          <text:p/>
        </draw:connector>
        <draw:connector draw:style-name="gr12" draw:text-style-name="P8" draw:layer="layout" draw:type="curve" svg:x1="13.1cm" svg:y1="6.85cm" svg:x2="9.356cm" svg:y2="7.648cm" draw:start-shape="id12" draw:start-glue-point="3" draw:end-shape="id1" draw:end-glue-point="11" svg:d="M13100 6850c-2697 0-825 798-3744 798" svg:viewBox="0 0 3745 799">
          <text:p/>
        </draw:connector>
        <draw:connector draw:style-name="gr12" draw:text-style-name="P8" draw:layer="layout" draw:type="curve" svg:x1="13.1cm" svg:y1="6.85cm" svg:x2="9.454cm" svg:y2="14.546cm" draw:start-shape="id12" draw:start-glue-point="3" draw:end-shape="id3" draw:end-glue-point="11" svg:d="M13100 6850c-2623 0-801 7696-3646 7696" svg:viewBox="0 0 3647 7697">
          <text:p/>
        </draw:connector>
        <draw:connector draw:style-name="gr12" draw:text-style-name="P8" draw:layer="layout" draw:type="curve" svg:x1="13.1cm" svg:y1="6.85cm" svg:x2="9.355cm" svg:y2="17.747cm" draw:start-shape="id12" draw:start-glue-point="3" draw:end-shape="id4" draw:end-glue-point="11" svg:d="M13100 6850c-2698 0-826 10897-3745 10897" svg:viewBox="0 0 3746 10898">
          <text:p/>
        </draw:connector>
        <draw:custom-shape draw:style-name="gr2" draw:text-style-name="P3" xml:id="id14" draw:id="id14" draw:layer="layout" svg:width="2.5cm" svg:height="2.5cm" svg:x="6.801cm" svg:y="8.901cm">
          <text:p text:style-name="P2"><text:span text:style-name="T1">UM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8.502cm" svg:y="10.602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5cm" svg:height="2.5cm" svg:x="6.801cm" svg:y="5.801cm">
          <text:p text:style-name="P2"><text:span text:style-name="T1">UM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1cm" svg:height="1cm" svg:x="8.502cm" svg:y="7.502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1.2cm" svg:height="1.2cm" svg:x="14.5cm" svg:y="10.4cm">
          <text:p text:style-name="P9"><text:span text:style-name="T2">S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2cm" svg:height="1.2cm" svg:x="15.301cm" svg:y="12.401cm">
          <text:p text:style-name="P11"><text:span text:style-name="T3">S_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1.2cm" svg:height="1.2cm" svg:x="13.901cm" svg:y="12.401cm">
          <text:p text:style-name="P9"><text:span text:style-name="T2">S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3" draw:id="id13" draw:layer="layout" svg:width="3.1cm" svg:height="1.5cm" svg:x="2.201cm" svg:y="9.401cm">
          <text:p text:style-name="P2"><text:span text:style-name="T2">Namelist</text:span></text:p>
          <text:p text:style-name="P2"><text:span text:style-name="T2">Config-2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onnector draw:style-name="gr11" draw:text-style-name="P2" draw:layer="layout" draw:line-skew="-0.4cm" svg:x1="6.1cm" svg:y1="3.2cm" svg:x2="2.201cm" svg:y2="10.151cm" draw:start-shape="id6" draw:start-glue-point="5" draw:end-shape="id13" draw:end-glue-point="3" svg:d="M6100 3200h-4800v6951h901" svg:viewBox="0 0 4801 6952">
          <text:p/>
        </draw:connector>
        <draw:connector draw:style-name="gr11" draw:text-style-name="P2" draw:layer="layout" svg:x1="5.301cm" svg:y1="10.151cm" svg:x2="6.801cm" svg:y2="10.151cm" draw:start-shape="id13" draw:start-glue-point="1" draw:end-shape="id14" draw:end-glue-point="6" svg:d="M5301 10151h1500" svg:viewBox="0 0 15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yan Lawrence</meta:initial-creator>
    <meta:creation-date>2018-04-05T14:22:29.129040000</meta:creation-date>
    <dc:date>2018-04-05T16:43:29.989412000</dc:date>
    <dc:creator>Bryan Lawrence</dc:creator>
    <meta:editing-duration>PT23M41S</meta:editing-duration>
    <meta:editing-cycles>6</meta:editing-cycles>
    <meta:generator>LibreOffice/5.4.2.2$MacOSX_X86_64 LibreOffice_project/22b09f6418e8c2d508a9eaf86b2399209b0990f4</meta:generator>
    <meta:document-statistic meta:object-count="37"/>
  </office:meta>
</office:document-meta>
</file>